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protected"/>
      <style:text-properties fo:color="#0000FF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botics Club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Evaluation_Warning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2">
            <text:p>Evaluation Only. Created with Aspose.Cells for Java.Copyright 2003 - 2016 Aspose Pty Ltd.</text:p>
          </table:table-cell>
          <table:table-cell table:number-columns-repeated="16383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Evaluation_Warning_(1)" table:style-name="ta2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2">
            <text:p>Evaluation Only. Created with Aspose.Cells for Java.Copyright 2003 - 2016 Aspose Pty Ltd.</text:p>
          </table:table-cell>
          <table:table-cell table:number-columns-repeated="16383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Evaluation_Warning_(2)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2">
            <text:p>Evaluation Only. Created with Aspose.Cells for Java.Copyright 2003 - 2016 Aspose Pty Ltd.</text:p>
          </table:table-cell>
          <table:table-cell table:number-columns-repeated="16383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Evaluation_Warning_(3)" table:style-name="ta3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2">
            <text:p>Evaluation Only. Created with Aspose.Cells for Java.Copyright 2003 - 2016 Aspose Pty Ltd.</text:p>
          </table:table-cell>
          <table:table-cell table:number-columns-repeated="16383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Evaluation_Warning_(4)" table:style-name="ta4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2">
            <text:p>Evaluation Only. Created with Aspose.Cells for Java.Copyright 2003 - 2016 Aspose Pty Ltd.</text:p>
          </table:table-cell>
          <table:table-cell table:number-columns-repeated="16383" table:style-name="ce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 </number:text>
    </number:currency-style>
    <number:text-style style:name="N36"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7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7P2">
      <number:text> </number:text>
      <number:currency-symbol>$</number:currency-symbol>
      <number:text>- </number:text>
    </number:currency-style>
    <number:text-style style:name="N37">
      <number:text-content/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Andrew Burger</dc:creator>
    <dc:date>2017-05-10T20:34:14Z</dc:date>
  </office:meta>
</office:document-meta>
</file>